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0d0d0" draw:opacity="15%" draw:textarea-horizontal-align="justify" draw:textarea-vertical-align="middle" draw:auto-grow-height="false" fo:min-height="2.036cm" fo:min-width="7.12cm"/>
    </style:style>
    <style:style style:name="gr2" style:family="graphic" style:parent-style-name="standard">
      <style:graphic-properties draw:fill-color="#4f009e" draw:opacity="9%" draw:textarea-horizontal-align="justify" draw:textarea-vertical-align="middle" draw:auto-grow-height="false" fo:min-height="14.482cm" fo:min-width="22.868cm"/>
    </style:style>
    <style:style style:name="gr3" style:family="graphic" style:parent-style-name="standard">
      <style:graphic-properties draw:fill-color="#4f009e" draw:opacity="27%" draw:textarea-horizontal-align="justify" draw:textarea-vertical-align="middle" draw:auto-grow-height="false" fo:min-height="2.544cm" fo:min-width="6.104cm"/>
    </style:style>
    <style:style style:name="gr4" style:family="graphic" style:parent-style-name="standard">
      <style:graphic-properties draw:fill-color="#4f009e" draw:opacity="27%" draw:textarea-horizontal-align="justify" draw:textarea-vertical-align="middle" draw:auto-grow-height="false" fo:min-height="2.544cm" fo:min-width="4.58cm"/>
    </style:style>
    <style:style style:name="gr5" style:family="graphic" style:parent-style-name="standard">
      <style:graphic-properties draw:fill-color="#4f009e" draw:opacity="27%" draw:textarea-horizontal-align="justify" draw:textarea-vertical-align="middle" draw:auto-grow-height="false" fo:min-height="2.29cm" fo:min-width="4.58cm"/>
    </style:style>
    <style:style style:name="gr6" style:family="graphic" style:parent-style-name="standard">
      <style:graphic-properties draw:opacity="37%" draw:textarea-horizontal-align="justify" draw:textarea-vertical-align="middle" draw:auto-grow-height="false" fo:min-height="3.56cm" fo:min-width="3.818cm"/>
    </style:style>
    <style:style style:name="gr7" style:family="graphic" style:parent-style-name="standard">
      <style:graphic-properties draw:opacity="37%" draw:textarea-horizontal-align="justify" draw:textarea-vertical-align="middle" draw:auto-grow-height="false" fo:min-height="2.036cm" fo:min-width="3.818cm"/>
    </style:style>
    <style:style style:name="gr8" style:family="graphic" style:parent-style-name="standard">
      <style:graphic-properties draw:opacity="37%" draw:textarea-horizontal-align="justify" draw:textarea-vertical-align="middle" draw:auto-grow-height="false" fo:min-height="2.798cm" fo:min-width="4.58cm"/>
    </style:style>
    <style:style style:name="gr9" style:family="graphic" style:parent-style-name="standard">
      <style:graphic-properties draw:opacity="37%" draw:textarea-horizontal-align="justify" draw:textarea-vertical-align="middle" draw:auto-grow-height="false" fo:min-height="2.2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4f009e" draw:textarea-horizontal-align="justify" draw:textarea-vertical-align="middle" draw:auto-grow-height="false" fo:min-height="1.02cm" fo:min-width="4.58cm"/>
    </style:style>
    <style:style style:name="gr15" style:family="graphic" style:parent-style-name="standard">
      <style:graphic-properties draw:fill-color="#4f009e" draw:textarea-horizontal-align="justify" draw:textarea-vertical-align="middle" draw:auto-grow-height="false" fo:min-height="1.02cm" fo:min-width="6.104cm"/>
    </style:style>
    <style:style style:name="gr16" style:family="graphic" style:parent-style-name="standard">
      <style:graphic-properties draw:fill-color="#d0d0d0" draw:textarea-horizontal-align="justify" draw:textarea-vertical-align="middle" draw:auto-grow-height="false" fo:min-height="1.02cm" fo:min-width="9.914cm"/>
    </style:style>
    <style:style style:name="gr17" style:family="graphic" style:parent-style-name="standard">
      <style:graphic-properties draw:opacity="21%" draw:textarea-horizontal-align="justify" draw:textarea-vertical-align="middle" draw:auto-grow-height="false" fo:min-height="7.624cm" fo:min-width="21.5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fill-color="#d0d0d0" draw:textarea-horizontal-align="justify" draw:textarea-vertical-align="middle" draw:auto-grow-height="false" fo:min-height="1.274cm" fo:min-width="2.802cm"/>
    </style:style>
    <style:style style:name="gr20" style:family="graphic" style:parent-style-name="standard">
      <style:graphic-properties draw:fill-color="#d0d0d0" draw:textarea-horizontal-align="justify" draw:textarea-vertical-align="middle" draw:auto-grow-height="false" fo:min-height="1.02cm" fo:min-width="7.12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d0d0d0" draw:opacity="15%"/>
      <style:paragraph-properties fo:text-align="center"/>
    </style:style>
    <style:style style:name="P3" style:family="paragraph">
      <loext:graphic-properties draw:fill-color="#4f009e" draw:opacity="9%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4f009e" draw:opacity="27%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37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opacity="37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4f009e"/>
      <style:paragraph-properties fo:text-align="center"/>
    </style:style>
    <style:style style:name="P10" style:family="paragraph">
      <loext:graphic-properties draw:fill-color="#d0d0d0"/>
      <style:paragraph-properties fo:text-align="center"/>
    </style:style>
    <style:style style:name="P11" style:family="paragraph">
      <loext:graphic-properties draw:opacity="21%"/>
      <style:paragraph-properties fo:text-align="center"/>
    </style:style>
    <style:style style:name="P12" style:family="paragraph">
      <style:text-properties fo:color="#729fcf"/>
    </style:style>
    <style:style style:name="P13" style:family="paragraph">
      <loext:graphic-properties draw:fill="none" draw:fill-color="#ffffff"/>
      <style:text-properties fo:color="#729fcf"/>
    </style:style>
    <style:style style:name="P14" style:family="paragraph">
      <style:text-properties fo:color="#4f009e"/>
    </style:style>
    <style:style style:name="P15" style:family="paragraph">
      <loext:graphic-properties draw:fill="none" draw:fill-color="#ffffff"/>
      <style:text-properties fo:color="#4f009e"/>
    </style:style>
    <style:style style:name="P1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729fcf"/>
    </style:style>
    <style:style style:name="T4" style:family="text">
      <style:text-properties fo:color="#4f009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2cm" svg:height="2.286cm" svg:x="17.78cm" svg:y="18.288cm">
          <text:p text:style-name="P1"/>
          <text:p text:style-name="P1"/>
          <text:p text:style-name="P1"><text:span text:style-name="T1">Dynamics, Optim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3.368cm" svg:height="14.732cm" svg:x="0.508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604cm" svg:height="2.794cm" svg:x="13.716cm" svg:y="14.986cm">
          <text:p text:style-name="P4"><text:span text:style-name="T1"/></text:p>
          <text:p text:style-name="P4"><text:span text:style-name="T1"/></text:p>
          <text:p text:style-name="P4"><text:span text:style-name="T2">dump_observation, get_fmax,</text:span></text:p>
          <text:p text:style-name="P4"><text:span text:style-name="T2">TrainingS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794cm" svg:x="17.272cm" svg:y="11.684cm">
          <text:p text:style-name="P4"><text:span text:style-name="T1"/></text:p>
          <text:p text:style-name="P4"><text:span text:style-name="T1"/></text:p>
          <text:p text:style-name="P4"><text:span text:style-name="T1">AIDMin(Optimizer)</text:span></text:p>
          <text:p text:style-name="P4"><text:span text:style-name="T1">GPMin(AIDMin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08cm" svg:height="2.54cm" svg:x="11.772cm" svg:y="11.684cm">
          <text:p text:style-name="P4"><text:span text:style-name="T1"/></text:p>
          <text:p text:style-name="P4"><text:span text:style-name="T1"/></text:p>
          <text:p text:style-name="P4"><text:span text:style-name="T1">AIDNEB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318cm" svg:height="3.81cm" svg:x="15.24cm" svg:y="5.8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PCalculator</text:span></text:p>
          <text:p text:style-name="P1"><text:span text:style-name="T1">(GaussianProcess,</text:span></text:p>
          <text:p text:style-name="P1"><text:span text:style-name="T1">Calculator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318cm" svg:height="2.286cm" svg:x="8.89cm" svg:y="5.8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GaussianProces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08cm" svg:height="3.048cm" svg:x="1.778cm" svg:y="7.874cm">
          <text:p text:style-name="P1"><text:span text:style-name="T1"/></text:p>
          <text:p text:style-name="P1"><text:span text:style-name="T1"/></text:p>
          <text:p text:style-name="P1"><text:span text:style-name="T1">Kernel</text:span></text:p>
          <text:p text:style-name="P1"><text:span text:style-name="T1">SquaredExponentia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2.54cm" svg:x="3.048cm" svg:y="4.826cm">
          <text:p text:style-name="P1"/>
          <text:p text:style-name="P1"/>
          <text:p text:style-name="P1"><text:span text:style-name="T1">Prior</text:span></text:p>
          <text:p text:style-name="P1"><text:span text:style-name="T1">ConstantPri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3.81cm" svg:height="1.27cm" svg:x="3.048cm" svg:y="4.826cm">
          <text:p text:style-name="P1">gp.pri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3" draw:id="id3" draw:layer="layout" svg:width="5.08cm" svg:height="1.27cm" svg:x="1.778cm" svg:y="7.874cm">
          <text:p text:style-name="P1">gp.kerne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318cm" svg:height="1.27cm" svg:x="8.89cm" svg:y="5.842cm">
          <text:p text:style-name="P1">gp.gp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4.318cm" svg:height="1.27cm" svg:x="15.24cm" svg:y="5.842cm">
          <text:p text:style-name="P1">gp.calculator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6.858cm" svg:y1="5.334cm" svg:x2="8.89cm" svg:y2="6.35cm">
          <text:p/>
        </draw:line>
        <draw:line draw:style-name="gr13" draw:text-style-name="P8" draw:layer="layout" svg:x1="6.858cm" svg:y1="8.509cm" svg:x2="8.89cm" svg:y2="6.35cm">
          <text:p/>
        </draw:line>
        <draw:line draw:style-name="gr13" draw:text-style-name="P8" draw:layer="layout" svg:x1="13.208cm" svg:y1="6.35cm" svg:x2="15.24cm" svg:y2="6.35cm">
          <text:p/>
        </draw:line>
        <draw:custom-shape draw:style-name="gr14" draw:text-style-name="P9" draw:layer="layout" svg:width="5.08cm" svg:height="1.27cm" svg:x="11.772cm" svg:y="11.684cm">
          <text:p text:style-name="P1">aidneb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1.27cm" svg:x="17.272cm" svg:y="11.684cm">
          <text:p text:style-name="P1">aidmin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6.604cm" svg:height="1.27cm" svg:x="13.716cm" svg:y="14.986cm">
          <text:p text:style-name="P1">trainingset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7.272cm" svg:y1="9.652cm" svg:x2="13.97cm" svg:y2="11.684cm">
          <text:p/>
        </draw:line>
        <draw:line draw:style-name="gr13" draw:text-style-name="P8" draw:layer="layout" svg:x1="17.78cm" svg:y1="9.652cm" svg:x2="20.066cm" svg:y2="11.684cm">
          <text:p/>
        </draw:line>
        <draw:connector draw:style-name="gr13" draw:text-style-name="P8" draw:layer="layout" draw:type="curve" svg:x1="4.953cm" svg:y1="4.826cm" svg:x2="17.399cm" svg:y2="5.842cm" draw:start-shape="id1" draw:end-shape="id2" draw:end-glue-point="0" svg:d="M4953 4826c0-751 12446-1259 12446 1016" svg:viewBox="0 0 12447 1652">
          <text:p/>
        </draw:connector>
        <draw:connector draw:style-name="gr13" draw:text-style-name="P8" draw:layer="layout" draw:type="curve" draw:line-skew="0cm -3.375cm" svg:x1="1.778cm" svg:y1="8.509cm" svg:x2="17.399cm" svg:y2="5.842cm" draw:start-shape="id3" draw:start-glue-point="3" draw:end-shape="id2" draw:end-glue-point="0" svg:d="M1778 8509c-751 0-626-3272 3467-5392s12154-3089 12154 2725" svg:viewBox="0 0 15979 7043">
          <text:p/>
        </draw:connector>
        <draw:line draw:style-name="gr13" draw:text-style-name="P8" draw:layer="layout" svg:x1="16.51cm" svg:y1="14.986cm" svg:x2="14.986cm" svg:y2="14.224cm">
          <text:p/>
        </draw:line>
        <draw:line draw:style-name="gr13" draw:text-style-name="P8" draw:layer="layout" svg:x1="20.32cm" svg:y1="15.748cm" svg:x2="20.994cm" svg:y2="14.494cm">
          <text:p/>
        </draw:line>
        <draw:custom-shape draw:style-name="gr14" draw:text-style-name="P9" draw:layer="layout" svg:width="5.08cm" svg:height="1.27cm" svg:x="4.152cm" svg:y="13.87cm">
          <text:p text:style-name="P1">acquisition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9.232cm" svg:y1="14.478cm" svg:x2="11.772cm" svg:y2="12.7cm">
          <text:p/>
        </draw:line>
        <draw:custom-shape draw:style-name="gr16" draw:text-style-name="P10" draw:layer="layout" svg:width="10.414cm" svg:height="1.27cm" svg:x="17.018cm" svg:y="0.254cm">
          <text:p text:style-name="P1">ase.calculators.calculator.Calculator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0.066cm" svg:y1="1.524cm" svg:x2="18.034cm" svg:y2="5.842cm">
          <text:p/>
        </draw:line>
        <draw:custom-shape draw:style-name="gr17" draw:text-style-name="P11" draw:layer="layout" svg:width="22.098cm" svg:height="7.874cm" svg:x="0.508cm" svg:y="3.30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9.906cm" svg:height="1.016cm" svg:x="4.953cm" svg:y="3.302cm">
          <draw:text-box>
            <text:p text:style-name="P12"><text:span text:style-name="T3">ase.optimize.activelearning.gp</text:span></text:p>
          </draw:text-box>
        </draw:frame>
        <draw:frame draw:style-name="gr18" draw:text-style-name="P15" draw:layer="layout" svg:width="9.906cm" svg:height="1.016cm" svg:x="0.853cm" svg:y="17.002cm">
          <draw:text-box>
            <text:p text:style-name="P14"><text:span text:style-name="T4">ase.optimize.activelearning</text:span></text:p>
          </draw:text-box>
        </draw:frame>
        <draw:custom-shape draw:style-name="gr19" draw:text-style-name="P10" draw:layer="layout" svg:width="3.302cm" svg:height="1.524cm" svg:x="24.384cm" svg:y="5.334cm">
          <text:p text:style-name="P1">ase.Atoms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4.384cm" svg:y1="6.096cm" svg:x2="19.558cm" svg:y2="7.112cm">
          <text:p/>
        </draw:line>
        <draw:line draw:style-name="gr13" draw:text-style-name="P8" draw:layer="layout" svg:x1="24.384cm" svg:y1="6.096cm" svg:x2="21.082cm" svg:y2="11.684cm">
          <text:p/>
        </draw:line>
        <draw:line draw:style-name="gr13" draw:text-style-name="P8" draw:layer="layout" svg:x1="24.384cm" svg:y1="6.096cm" svg:x2="15.748cm" svg:y2="11.684cm">
          <text:p/>
        </draw:line>
        <draw:custom-shape draw:style-name="gr20" draw:text-style-name="P10" draw:layer="layout" svg:width="7.62cm" svg:height="1.27cm" svg:x="17.78cm" svg:y="18.288cm">
          <text:p text:style-name="P1">ase.optimize.optimizer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3.368cm" svg:y1="18.288cm" svg:x2="21.082cm" svg:y2="14.478cm">
          <text:p/>
        </draw:lin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9T13:08:23.400409662</meta:creation-date>
    <dc:date>2019-12-19T13:46:25.035969102</dc:date>
    <meta:editing-duration>PT7M19S</meta:editing-duration>
    <meta:editing-cycles>1</meta:editing-cycles>
    <meta:document-statistic meta:object-count="61"/>
    <meta:generator>LibreOffice/5.3.6.1$Linux_X86_64 LibreOffice_project/30$Build-1</meta:generator>
  </office:meta>
</office:document-meta>
</file>